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5.023cm" svg:y="4.556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31cm" svg:y1="3.155cm" svg:x2="5.097cm" svg:y2="4.63cm" draw:end-shape="id1" draw:end-glue-point="5" svg:d="M4310 3155l787 1475" svg:viewBox="0 0 788 1476">
          <text:p/>
        </draw:connector>
        <draw:custom-shape draw:style-name="gr3" draw:text-style-name="P2" xml:id="id2" draw:id="id2" draw:layer="layout" svg:width="0.508cm" svg:height="0.508cm" svg:x="5.023cm" svg:y="6.5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5.277cm" svg:y1="5.064cm" svg:x2="5.277cm" svg:y2="6.556cm" draw:start-shape="id1" draw:start-glue-point="8" draw:end-shape="id2" draw:end-glue-point="4" svg:d="M5277 5064v1492" svg:viewBox="0 0 1 1493">
          <text:p text:style-name="P3"><text:span text:style-name="T1">a</text:span></text:p>
        </draw:connector>
        <draw:custom-shape draw:style-name="gr1" draw:text-style-name="P1" xml:id="id3" draw:id="id3" draw:layer="layout" svg:width="0.508cm" svg:height="0.508cm" svg:x="11.183cm" svg:y="4.556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275cm" svg:y1="3.155cm" svg:x2="11.257cm" svg:y2="4.63cm" draw:end-shape="id3" draw:end-glue-point="5" svg:d="M10275 3155l982 1475" svg:viewBox="0 0 983 1476">
          <text:p/>
        </draw:connector>
        <draw:custom-shape draw:style-name="gr3" draw:text-style-name="P2" xml:id="id4" draw:id="id4" draw:layer="layout" svg:width="0.508cm" svg:height="0.508cm" svg:x="10.062cm" svg:y="6.25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11.437cm" svg:y1="5.064cm" svg:x2="10.496cm" svg:y2="6.331cm" draw:start-shape="id3" draw:start-glue-point="8" draw:end-shape="id4" draw:end-glue-point="11" svg:d="M11437 5064l-941 1267" svg:viewBox="0 0 942 1268">
          <text:p text:style-name="P3"><text:span text:style-name="T1">a</text:span></text:p>
        </draw:connector>
        <draw:custom-shape draw:style-name="gr3" draw:text-style-name="P2" xml:id="id5" draw:id="id5" draw:layer="layout" svg:width="0.508cm" svg:height="0.508cm" svg:x="12.303cm" svg:y="6.3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11.437cm" svg:y1="5.064cm" svg:x2="12.377cm" svg:y2="6.386cm" draw:start-shape="id3" draw:start-glue-point="8" draw:end-shape="id5" draw:end-glue-point="5" svg:d="M11437 5064l940 1322" svg:viewBox="0 0 941 1323">
          <text:p text:style-name="P3"><text:span text:style-name="T1">a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20T21:15:59.937000000</dc:date>
    <dc:creator>luciano de falco alfano</dc:creator>
    <meta:editing-duration>PT26M29S</meta:editing-duration>
    <meta:editing-cycles>5</meta:editing-cycles>
    <meta:document-statistic meta:object-count="10"/>
  </office:meta>
</office:document-meta>
</file>